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1)</text:p>
      <text:p text:style-name="Standard">mysql&gt; select function1(15,13);</text:p>
      <text:p text:style-name="Standard">+------------------+</text:p>
      <text:p text:style-name="Standard">| function1(15,13) |</text:p>
      <text:p text:style-name="Standard">+------------------+</text:p>
      <text:p text:style-name="Standard">| <text:s text:c="14"/>28 |</text:p>
      <text:p text:style-name="Standard">+------------------+</text:p>
      <text:p text:style-name="Standard">1 row in set (0.00 sec)</text:p>
      <text:p text:style-name="Standard"/>
      <text:p text:style-name="Standard">mysql&gt; select function1(567,8);</text:p>
      <text:p text:style-name="Standard">+------------------+</text:p>
      <text:p text:style-name="Standard">| function1(567,8) |</text:p>
      <text:p text:style-name="Standard">+------------------+</text:p>
      <text:p text:style-name="Standard">| <text:s text:c="13"/>575 |</text:p>
      <text:p text:style-name="Standard">+------------------+</text:p>
      <text:p text:style-name="Standard">1 row in set (0.00 sec)</text:p>
      <text:p text:style-name="Standard"/>
      <text:p text:style-name="Standard">2)</text:p>
      <text:p text:style-name="Standard">mysql&gt; select factorial(4);</text:p>
      <text:p text:style-name="Standard">+--------------+</text:p>
      <text:p text:style-name="Standard">| factorial(4) |</text:p>
      <text:p text:style-name="Standard">+--------------+</text:p>
      <text:p text:style-name="Standard">| <text:s text:c="10"/>24 |</text:p>
      <text:p text:style-name="Standard">+--------------+</text:p>
      <text:p text:style-name="Standard">1 row in set (0.00 sec)</text:p>
      <text:p text:style-name="Standard"/>
      <text:p text:style-name="Standard">mysql&gt; select factorial(45);</text:p>
      <text:p text:style-name="Standard">+---------------+</text:p>
      <text:p text:style-name="Standard">| factorial(45) |</text:p>
      <text:p text:style-name="Standard">+---------------+</text:p>
      <text:p text:style-name="Standard">| <text:s text:c="3"/>2147483647 |</text:p>
      <text:p text:style-name="Standard">+---------------+</text:p>
      <text:p text:style-name="Standard">1 row in set, 1 warning (0.00 sec)</text:p>
      <text:p text:style-name="Standard">mysql&gt; select factorial(45);</text:p>
      <text:p text:style-name="Standard">+---------------+</text:p>
      <text:p text:style-name="Standard">| factorial(45) |</text:p>
      <text:p text:style-name="Standard">+---------------+</text:p>
      <text:p text:style-name="Standard">| <text:s text:c="3"/>2147483647 |</text:p>
      <text:p text:style-name="Standard">+---------------+</text:p>
      <text:p text:style-name="Standard">1 row in set, 1 warning (0.00 sec)</text:p>
      <text:p text:style-name="Standard"></text:p>
      <text:p text:style-name="Standard"/>
      <text:p text:style-name="Standard">3)</text:p>
      <text:p text:style-name="Standard">mysql&gt; SELECT * FROM WORK;</text:p>
      <text:p text:style-name="Standard">+--------+---------+--------------+--------------+-----------------+--------+---------+</text:p>
      <text:p text:style-name="Standard">| EMP_NO | NAME <text:s text:c="3"/>| COMPANY_NAME | JOINING_DATE | DESIGNATION <text:s text:c="4"/>| SALARY | DEPT_NO |</text:p>
      <text:p text:style-name="Standard">+--------+---------+--------------+--------------+-----------------+--------+---------+</text:p>
      <text:p text:style-name="Standard">| <text:s text:c="5"/>1 | HAREESH | SMARTTECH <text:s text:c="3"/>| 2018-11-04 <text:s text:c="2"/>| <text:s/>JUNIOR ENGINEE | <text:s/>15000 | <text:s text:c="6"/>5 |</text:p>
      <text:p text:style-name="Standard">| <text:s text:c="5"/>2 | VYSHNAV | COGNIZANT <text:s text:c="3"/>| 2018-03-23 <text:s text:c="2"/>| INTERN <text:s text:c="9"/>| <text:s text:c="2"/>5000 | <text:s text:c="5"/>10 |</text:p>
      <text:p text:style-name="Standard">| <text:s text:c="5"/>3 | NEHA <text:s text:c="3"/>| TCS <text:s text:c="9"/>| 2018-06-07 <text:s text:c="2"/>| HR <text:s text:c="13"/>| <text:s/>10000 | <text:s text:c="6"/>8 |</text:p>
      <text:p text:style-name="Standard"><text:soft-page-break/>| <text:s text:c="5"/>4 | JAYDEV <text:s/>| SMARTTECH <text:s text:c="3"/>| 2018-11-04 <text:s text:c="2"/>| <text:s/>JUNIOR ENGINEE | <text:s/>60000 | <text:s text:c="6"/>5 |</text:p>
      <text:p text:style-name="Standard">| <text:s text:c="5"/>5 | HISHAM <text:s/>| COGNIZANT <text:s text:c="3"/>| 2018-03-23 <text:s text:c="2"/>| INTERN <text:s text:c="9"/>| <text:s/>10000 | <text:s text:c="5"/>10 |</text:p>
      <text:p text:style-name="Standard">+--------+---------+--------------+--------------+-----------------+--------+---------+</text:p>
      <text:p text:style-name="Standard">5 rows in set (0.00 sec)</text:p>
      <text:p text:style-name="Standard"/>
      <text:p text:style-name="Standard">mysql&gt; select function2(10);</text:p>
      <text:p text:style-name="Standard">+---------------+</text:p>
      <text:p text:style-name="Standard">| function2(10) |</text:p>
      <text:p text:style-name="Standard">+---------------+</text:p>
      <text:p text:style-name="Standard">| <text:s text:c="8"/>15000 |</text:p>
      <text:p text:style-name="Standard">+---------------+</text:p>
      <text:p text:style-name="Standard">1 row in set, 1 warning (0.00 sec)</text:p>
      <text:p text:style-name="Standard"/>
      <text:p text:style-name="Standard">mysql&gt; select function2(5);</text:p>
      <text:p text:style-name="Standard">+--------------+</text:p>
      <text:p text:style-name="Standard">| function2(5) |</text:p>
      <text:p text:style-name="Standard">+--------------+</text:p>
      <text:p text:style-name="Standard">| <text:s text:c="7"/>75000 |</text:p>
      <text:p text:style-name="Standard">+--------------+</text:p>
      <text:p text:style-name="Standard">1 row in set, 1 warning (0.00 sec)</text:p>
      <text:p text:style-name="Standard"/>
      <text:p text:style-name="Standard">4)</text:p>
      <text:p text:style-name="Standard">mysql&gt; select function3(5);</text:p>
      <text:p text:style-name="Standard">+--------------+</text:p>
      <text:p text:style-name="Standard">| function3(5) |</text:p>
      <text:p text:style-name="Standard">+--------------+</text:p>
      <text:p text:style-name="Standard">| <text:s text:c="7"/>60000 |</text:p>
      <text:p text:style-name="Standard">+--------------+</text:p>
      <text:p text:style-name="Standard">1 row in set, 1 warning (0.00 sec)</text:p>
      <text:p text:style-name="Standard"></text:p>
      <text:p text:style-name="Standard"/>
      <text:p text:style-name="Standard">mysql&gt; select function3(10);</text:p>
      <text:p text:style-name="Standard">+---------------+</text:p>
      <text:p text:style-name="Standard">| function3(10) |</text:p>
      <text:p text:style-name="Standard">+---------------+</text:p>
      <text:p text:style-name="Standard">| <text:s text:c="8"/>10000 |</text:p>
      <text:p text:style-name="Standard">+---------------+</text:p>
      <text:p text:style-name="Standard">1 row in set, 1 warning (0.00 sec)</text:p>
      <text:p text:style-name="Standard"/>
      <text:p text:style-name="Standard">5)</text:p>
      <text:p text:style-name="Standard">mysql&gt; SELECT * FROM customer;</text:p>
      <text:p text:style-name="Standard">+---------+-----------+-----------+--------------+--------------+</text:p>
      <text:p text:style-name="Standard">| CUST_NO | CUST_NAME | CUST_ADDR | CREDIT_LIMIT | SALES_REP_NO |</text:p>
      <text:p text:style-name="Standard">+---------+-----------+-----------+--------------+--------------+</text:p>
      <text:p text:style-name="Standard">| <text:s text:c="6"/>1 | HAREESH <text:s text:c="2"/>| PALAKKAD <text:s/>| <text:s text:c="8"/>5000 | <text:s text:c="10"/>44 |</text:p>
      <text:p text:style-name="Standard">| <text:s text:c="6"/>2 | VIJAY <text:s text:c="4"/>| CALICUT <text:s text:c="2"/>| <text:s text:c="7"/>15000 | <text:s text:c="10"/>78 |</text:p>
      <text:p text:style-name="Standard">| <text:s text:c="6"/>3 | SURYA <text:s text:c="4"/>| KOCHI <text:s text:c="4"/>| <text:s text:c="7"/>55000 | <text:s text:c="10"/>90 |</text:p>
      <text:p text:style-name="Standard">+---------+-----------+-----------+--------------+--------------+</text:p>
      <text:p text:style-name="Standard">3 rows in set (0.00 sec)</text:p>
      <text:p text:style-name="Standard"/>
      <text:p text:style-name="Standard"/>
      <text:p text:style-name="Standard">mysql&gt; SELECT function4(1);</text:p>
      <text:p text:style-name="Standard"><text:soft-page-break/>+--------------+</text:p>
      <text:p text:style-name="Standard">| function4(1) |</text:p>
      <text:p text:style-name="Standard">+--------------+</text:p>
      <text:p text:style-name="Standard">| SILVER <text:s text:c="6"/>|</text:p>
      <text:p text:style-name="Standard">+--------------+</text:p>
      <text:p text:style-name="Standard">1 row in set (0.00 sec)</text:p>
      <text:p text:style-name="Standard"/>
      <text:p text:style-name="Standard"/>
      <text:p text:style-name="Standard">mysql&gt; SELECT function4(2);</text:p>
      <text:p text:style-name="Standard">+--------------+</text:p>
      <text:p text:style-name="Standard">| function4(2) |</text:p>
      <text:p text:style-name="Standard">+--------------+</text:p>
      <text:p text:style-name="Standard">| GOLD <text:s text:c="8"/>|</text:p>
      <text:p text:style-name="Standard">+--------------+</text:p>
      <text:p text:style-name="Standard">1 row in set (0.00 sec)</text:p>
      <text:p text:style-name="Standard"/>
      <text:p text:style-name="Standard">mysql&gt; SELECT function4(3);</text:p>
      <text:p text:style-name="Standard">+--------------+</text:p>
      <text:p text:style-name="Standard">| function4(3) |</text:p>
      <text:p text:style-name="Standard">+--------------+</text:p>
      <text:p text:style-name="Standard">| PLATINUM <text:s text:c="4"/>|</text:p>
      <text:p text:style-name="Standard">+--------------+</text:p>
      <text:p text:style-name="Standard">1 row in set (0.00 sec)</text:p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st </meta:initial-creator>
    <meta:creation-date>2018-11-14T15:23:09</meta:creation-date>
    <dc:date>2018-11-14T15:30:48</dc:date>
    <dc:creator>Guest </dc:creator>
    <meta:editing-duration>P0D</meta:editing-duration>
    <meta:editing-cycles>1</meta:editing-cycles>
    <meta:document-statistic meta:table-count="0" meta:image-count="0" meta:object-count="0" meta:page-count="3" meta:paragraph-count="112" meta:word-count="470" meta:character-count="3277" meta:non-whitespace-character-count="2569"/>
    <meta:generator>LibreOffice/3.5$Linux_x86 LibreOffice_project/350m1$Build-2</meta:generator>
  </office:meta>
</office:document-meta>
</file>